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/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/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/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/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/>
          <table:table-cell table:style-name="ce0" office:value-type="string">
            <text:p>General Store Clerk
"Oh dear～..."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"Yes, sir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/>
          <table:table-cell table:style-name="ce0" office:value-type="string">
            <text:p>General Store Clerk
"Well then, let's get you inside!"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weehhh... I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